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998" calcext:value-type="float">
            <text:p>56.98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334" calcext:value-type="float">
            <text:p>57.20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42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